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standard">
      <style:graphic-properties draw:fill-color="#b3cac7" draw:textarea-horizontal-align="justify" draw:textarea-vertical-align="middle" draw:auto-grow-height="false" fo:min-height="0.75cm" fo:min-width="4.25cm"/>
      <style:paragraph-properties style:writing-mode="lr-tb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75cm" fo:min-width="4.25cm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b3cac7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loext:opacity="100%" fo:font-size="15pt" style:font-size-asian="15pt" style:font-size-complex="15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75cm" svg:height="2cm" svg:x="1.5cm" svg:y="1.75cm">
          <text:p text:style-name="P1"><text:span text:style-name="T1">COLLECTION</text:span></text:p>
          <text:p text:style-name="P1"><text:span text:style-name="T2">pre-request 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75cm" svg:height="2cm" svg:x="23.75cm" svg:y="12.5cm">
          <text:p text:style-name="P1"><text:span text:style-name="T1">COLLECTION</text:span></text:p>
          <text:p text:style-name="P1"><text:span text:style-name="T2">tests 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75cm" svg:height="1cm" svg:x="5cm" svg:y="5.5cm">
          <text:p text:style-name="P1"><text:span text:style-name="T1">Pre-request 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875cm" svg:y1="3.75cm" svg:x2="5cm" svg:y2="6cm" draw:start-shape="id1" draw:start-glue-point="2" draw:end-shape="id2" draw:end-glue-point="3" svg:d="M3875 3750v2250h1125" svg:viewBox="0 0 1126 2251">
          <text:p/>
        </draw:connector>
        <draw:custom-shape draw:style-name="gr2" draw:text-style-name="P2" xml:id="id3" draw:id="id3" draw:layer="layout" svg:width="4.75cm" svg:height="1cm" svg:x="19.5cm" svg:y="10.25cm">
          <text:p text:style-name="P1"><text:span text:style-name="T1">Tests 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4.75cm" svg:height="1cm" svg:x="8.75cm" svg:y="8.5cm">
          <text:p text:style-name="P1"><text:span text:style-name="T1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4.75cm" svg:height="1cm" svg:x="14.25cm" svg:y="8.5cm">
          <text:p text:style-name="P1"><text:span text:style-name="T1">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1.875cm" svg:y1="11.25cm" svg:x2="23.75cm" svg:y2="13.5cm" draw:start-shape="id3" draw:start-glue-point="2" draw:end-shape="id4" draw:end-glue-point="3" svg:d="M21875 11250v2250h1875" svg:viewBox="0 0 1876 2251">
          <text:p/>
        </draw:connector>
        <draw:connector draw:style-name="gr6" draw:text-style-name="P3" draw:layer="layout" svg:x1="7.375cm" svg:y1="6.5cm" svg:x2="8.75cm" svg:y2="9cm" draw:start-shape="id2" draw:start-glue-point="2" draw:end-shape="id5" draw:end-glue-point="3" svg:d="M7375 6500v2500h1375" svg:viewBox="0 0 1376 2501">
          <text:p/>
        </draw:connector>
        <draw:connector draw:style-name="gr7" draw:text-style-name="P3" draw:layer="layout" svg:x1="16.625cm" svg:y1="9.5cm" svg:x2="19.5cm" svg:y2="10.75cm" draw:start-shape="id6" draw:start-glue-point="2" draw:end-shape="id3" draw:end-glue-point="3" svg:d="M16625 9500v1250h2875" svg:viewBox="0 0 2876 1251">
          <text:p/>
        </draw:connector>
        <draw:connector draw:style-name="gr8" draw:text-style-name="P3" draw:layer="layout" draw:type="curve" svg:x1="13.5cm" svg:y1="9cm" svg:x2="14.25cm" svg:y2="9cm" draw:start-shape="id5" draw:start-glue-point="1" draw:end-shape="id6" draw:end-glue-point="3" svg:d="M13500 9000h750" svg:viewBox="0 0 7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4T00:01:39.514000000</meta:creation-date>
    <dc:date>2022-06-24T00:41:12.113000000</dc:date>
    <meta:editing-duration>PT19M12S</meta:editing-duration>
    <meta:editing-cycles>1</meta:editing-cycles>
    <meta:document-statistic meta:object-count="11"/>
    <meta:generator>LibreOffice/7.2.5.2$Windows_X86_64 LibreOffice_project/499f9727c189e6ef3471021d6132d4c694f357e5</meta:generator>
  </office:meta>
</office:document-meta>
</file>